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list-style-name="L1">
      <style:paragraph-properties fo:margin-top="0cm" fo:margin-bottom="0.499cm" style:contextual-spacing="false" fo:line-height="150%"/>
      <style:text-properties officeooo:rsid="00522ad6" officeooo:paragraph-rsid="00522ad6"/>
    </style:style>
    <style:style style:name="P4" style:family="paragraph" style:parent-style-name="Text_20_body" style:list-style-name="L2">
      <style:paragraph-properties fo:margin-top="0cm" fo:margin-bottom="0.499cm" style:contextual-spacing="false" fo:line-height="150%"/>
    </style:style>
    <style:style style:name="P5" style:family="paragraph" style:parent-style-name="Text_20_body">
      <loext:graphic-properties draw:fill-hatch-name="hatch"/>
      <style:paragraph-properties fo:margin-top="0.101cm" fo:margin-bottom="0.499cm" style:contextual-spacing="false" fo:line-height="115%"/>
      <style:text-properties officeooo:paragraph-rsid="0051a3eb"/>
    </style:style>
    <style:style style:name="P6" style:family="paragraph" style:parent-style-name="Opening_5f_Verse">
      <style:text-properties officeooo:paragraph-rsid="0053b116"/>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53b116" officeooo:paragraph-rsid="0053b116"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53b116" officeooo:paragraph-rsid="0053bee9"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53bee9" officeooo:paragraph-rsid="0053bee9"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531bb8"/>
    </style:style>
    <style:style style:name="T2" style:family="text">
      <style:text-properties fo:font-weight="normal" style:font-weight-asian="normal" style:font-weight-complex="normal"/>
    </style:style>
    <style:style style:name="T3" style:family="text">
      <style:text-properties fo:font-variant="normal" fo:text-transform="none" fo:color="#000000" loext:opacity="100%" style:text-line-through-style="none" style:text-line-through-type="none" fo:font-size="14pt" style:text-underline-style="none" officeooo:rsid="0042820b"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fo:font-size="14pt" style:text-underline-style="none" officeooo:rsid="0051d68a"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officeooo:rsid="0050d310" style:text-blinking="false" fo:background-color="transparent" loext:char-shading-value="0" style:font-size-asian="14pt" style:font-size-complex="14pt"/>
    </style:style>
    <style:style style:name="T6" style:family="text">
      <style:text-properties officeooo:rsid="0053b116"/>
    </style:style>
    <style:style style:name="T7" style:family="text">
      <style:text-properties officeooo:rsid="0053bee9"/>
    </style:style>
    <style:style style:name="T8" style:family="text">
      <style:text-properties fo:font-size="14pt" officeooo:rsid="0042820b" style:font-size-asian="14pt" style:font-size-complex="14pt"/>
    </style:style>
    <style:style style:name="T9" style:family="text">
      <style:text-properties fo:font-size="14pt" officeooo:rsid="00531bb8"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text:span>Psalm 115:1-3) / <text:span text:style-name="Strong_20_Emphasis">Opening prayer</text:span> (John A)</text:p>
      <text:p text:style-name="P2"><text:span text:style-name="Strong_20_Emphasis">Praise</text:span>: <text:span text:style-name="Emphasis">Jesus Shall Reign</text:span></text:p>
      <text:p text:style-name="P2"><text:span text:style-name="Strong_20_Emphasis">Bible Reading</text:span>: 2 Peter 3:1-13 (Rachel D)</text:p>
      <text:p text:style-name="P2"><text:span text:style-name="Strong_20_Emphasis">Announcements</text:span> (JA)</text:p>
      <text:list text:style-name="L1">
        <text:list-item>
          <text:p text:style-name="P3">Ripple Effect yesterday</text:p>
        </text:list-item>
        <text:list-item>
          <text:p text:style-name="P3"/>
        </text:list-item>
      </text:list>
      <text:p text:style-name="P2"><text:span text:style-name="Strong_20_Emphasis">Praise</text:span>: <text:span text:style-name="Emphasis">By Faith</text:span></text:p>
      <text:p text:style-name="P2"><text:span text:style-name="Strong_20_Emphasis">Prayer for the church and the world</text:span>  (JA)</text:p>
      <text:p text:style-name="P2"><text:span text:style-name="Strong_20_Emphasis">Bible reading</text:span>: Zephaniah 1:1-2:3 (Pam W)</text:p>
      <text:p text:style-name="P2"><text:span text:style-name="Strong_20_Emphasis">Praise</text:span>: <text:span text:style-name="Emphasis">I Set My Hope</text:span></text:p>
      <text:p text:style-name="P2"><text:span text:style-name="Strong_20_Emphasis">Sermon</text:span>: “THE DAY OF THE LORD: AN INESCAPABLE DAY OF WRATH” (Jake Martin)</text:p>
      <text:p text:style-name="P2"><text:span text:style-name="Strong_20_Emphasis">Praise</text:span>: <text:span text:style-name="Emphasis">Facing the Task Unfinished</text:span></text:p>
      <text:p text:style-name="P2"><text:span text:style-name="Strong_20_Emphasis">Benediction</text:span> (JM)</text:p>
      <text:p text:style-name="P2"><text:span text:style-name="Strong_20_Emphasis">Sermon Outline</text:span></text:p>
      <text:p text:style-name="P2">“THE DAY OF THE LORD: AN INESCAPABLE DAY OF WRATH”   (Zephaniah 1:1-2:3)</text:p>
      <text:p text:style-name="P2">Introduction</text:p>
      <text:list text:style-name="L2">
        <text:list-item>
          <text:p text:style-name="P4"><text:span text:style-name="Strong_20_Emphasis"><text:span text:style-name="T2">A day of punishment on Jerusalem</text:span></text:span></text:p>
        </text:list-item>
        <text:list-item>
          <text:p text:style-name="P4"><text:span text:style-name="Strong_20_Emphasis"><text:span text:style-name="T2">A day of unexpected, universal, and inescapable wrath</text:span></text:span></text:p>
        </text:list-item>
        <text:list-item>
          <text:p text:style-name="P4"><text:span text:style-name="Strong_20_Emphasis"><text:span text:style-name="T2">So seek the LORD now!</text:span></text:span></text:p>
        </text:list-item>
        <text:list-item>
          <text:p text:style-name="P4"><text:span text:style-name="Strong_20_Emphasis"><text:span text:style-name="T2">Implications</text:span></text:span></text:p>
          <text:list>
            <text:list-item>
              <text:p text:style-name="P4"><text:span text:style-name="Emphasis">Be assured, the day is not coming on you.</text:span></text:p>
            </text:list-item>
            <text:list-item>
              <text:p text:style-name="P4"><text:span text:style-name="Emphasis">Challenge and proclaim, for the day is coming on those who do not believe.</text:span></text:p>
            </text:list-item>
          </text:list>
        </text:list-item>
      </text:list>
      <text:p text:style-name="P2">Conclusion</text:p>
      <text:p text:style-name="P5"><text:soft-page-break/><text:span text:style-name="Strong_20_Emphasis"><text:span text:style-name="T3">Call to Worship</text:span></text:span><text:span text:style-name="T3"> </text:span><text:span text:style-name="T4">(Psalm 115:1-3) </text:span><text:span text:style-name="T5">&amp;</text:span><text:span text:style-name="T3"> </text:span><text:span text:style-name="Strong_20_Emphasis"><text:span text:style-name="T3">Opening prayer</text:span></text:span><text:span text:style-name="T3"> </text:span></text:p>
      <text:p text:style-name="P6">[1] Not to us, O Lord, not to us, but to <text:span text:style-name="T6">Y</text:span>our <text:span text:style-name="T6">N</text:span>ame give glory, for the sake of <text:span text:style-name="T6">Y</text:span>our steadfast love and <text:span text:style-name="T6">Y</text:span>our faithfulness!</text:p>
      <text:p text:style-name="P6">[2] Why should the nations say, “Where is their God?”</text:p>
      <text:p text:style-name="P6">[3] Our God is in the heavens; <text:span text:style-name="T6">H</text:span>e does all that <text:span text:style-name="T6">H</text:span>e pleases.</text:p>
      <text:p text:style-name="P7">Let us pray.</text:p>
      <text:p text:style-name="P7">Heavenly Father, we gather today to ascribe glory to Your Name. You have redeemed us from our old rebellious ways to serve You, the One True God. None of it was our doing, but all of it was by Your grace and because of Your mercy and love towards us, who deserved nothing but Your wrath and judgement.</text:p>
      <text:p text:style-name="P7">We lift up Jesus, Who came to die and to live again, on our behalf, so that we might live in restored fellowship with You.</text:p>
      <text:p text:style-name="P8">We know that there are scoffers who say “Where is our God?” <text:span text:style-name="T7">but there are also many who have been blinded by the enemy, as we were, and who need to hear Good News, to overcome the Bad News. </text:span></text:p>
      <text:p text:style-name="P9">The truth is that there is a God in heaven, Who has come to this earth, in love and faithfulness, to win Himself a people. We pray today that as we submit to Your Word, we may increase in our compassion for the lost, and find ways to share the Good News. As we sing and pray, may we also radiate Your love to them, so that Your Holy Spirit may draw them to the foot of the Cross, and they can know the same freedom we have as Your redeemed Body of Christ on earth.</text:p>
      <text:p text:style-name="P9">In Jesus Name we pray, Amen.</text:p>
      <text:p text:style-name="P10"><text:span text:style-name="T8">[</text:span><text:span text:style-name="T9">Jesus Shall Reign</text:span><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22ad6"/>
    </style:style>
    <style:style style:name="MT3" style:family="text">
      <style:text-properties officeooo:rsid="00495328"/>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0</text:span><text:span text:style-name="MT3">th</text:span> <text:span text:style-name="MT2">July</text:span><text:span text:style-name="MT4">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7-18T16:57:31.477259861</dc:date>
    <meta:editing-duration>PT6H43M57S</meta:editing-duration>
    <meta:editing-cycles>48</meta:editing-cycles>
    <meta:generator>LibreOffice/25.2.5.2$Linux_X86_64 LibreOffice_project/fb4792146257752f54eab576deb869869b108571</meta:generator>
    <meta:print-date>2024-02-03T21:06:33.278074986</meta:print-date>
    <meta:document-statistic meta:table-count="0" meta:image-count="0" meta:object-count="0" meta:page-count="2" meta:paragraph-count="35" meta:word-count="427" meta:character-count="2207" meta:non-whitespace-character-count="1817"/>
  </office:meta>
</office:document-meta>
</file>